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officeooo:rsid="0014818a" officeooo:paragraph-rsid="00464033" style:font-name-asian="Liberation Serif" style:font-size-asian="14pt" style:font-name-complex="Liberation Serif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officeooo:rsid="0053f019" officeooo:paragraph-rsid="0053f019" style:font-name-asian="Liberation Serif" style:font-size-asian="14pt" style:font-name-complex="Liberation Serif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3f019" officeooo:paragraph-rsid="0053f019" style:font-name-asian="Liberation Serif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style="normal" fo:font-weight="normal" officeooo:rsid="0053f019" officeooo:paragraph-rsid="0053f019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6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style="normal" fo:font-weight="normal" officeooo:rsid="0053f019" officeooo:paragraph-rsid="0056240f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" fo:font-size="14pt" fo:font-style="normal" fo:font-weight="normal" officeooo:rsid="0053f019" officeooo:paragraph-rsid="0053f019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ans" fo:font-size="14pt" fo:font-style="normal" fo:font-weight="normal" officeooo:rsid="00555f99" officeooo:paragraph-rsid="00555f99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ans" fo:font-size="14pt" fo:font-style="normal" fo:font-weight="bold" officeooo:rsid="00555f99" officeooo:paragraph-rsid="00555f99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Liberation Sans" officeooo:paragraph-rsid="0053f019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ans" fo:font-weight="normal" officeooo:rsid="0053f019" officeooo:paragraph-rsid="0053f019" style:font-weight-asian="normal" style:font-weight-complex="normal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style:font-name="Liberation Sans" fo:font-weight="normal" officeooo:rsid="0053f019" officeooo:paragraph-rsid="0053f019" style:font-weight-asian="normal" style:font-weight-complex="normal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style:font-name="Liberation Sans" officeooo:rsid="0053f019" officeooo:paragraph-rsid="0053f019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ans" fo:font-weight="bold" officeooo:rsid="0053f019" officeooo:paragraph-rsid="0053f019" style:font-weight-asian="bold" style:font-weight-complex="bold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4a4aaf"/>
    </style:style>
    <style:style style:name="T5" style:family="text">
      <style:text-properties officeooo:rsid="004acdd7"/>
    </style:style>
    <style:style style:name="T6" style:family="text">
      <style:text-properties officeooo:rsid="0052df5b"/>
    </style:style>
    <style:style style:name="T7" style:family="text">
      <style:text-properties officeooo:rsid="0052659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53f019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T13" style:family="text">
      <style:text-properties fo:font-size="14pt" fo:font-weight="bold" officeooo:rsid="0053f019" style:font-name-asian="Liberation Serif" style:font-size-asian="14pt" style:font-weight-asian="bold" style:font-name-complex="Liberation Serif" style:font-size-complex="14pt" style:font-weight-complex="bold"/>
    </style:style>
    <style:style style:name="T14" style:family="text">
      <style:text-properties fo:font-size="14pt" fo:font-weight="normal" officeooo:rsid="0053f019" style:font-name-asian="Liberation Serif" style:font-size-asian="14pt" style:font-weight-asian="normal" style:font-name-complex="Liberation Serif" style:font-size-complex="14pt" style:font-weight-complex="normal"/>
    </style:style>
    <style:style style:name="T15" style:family="text">
      <style:text-properties fo:font-size="14pt" style:font-name-asian="Liberation Serif" style:font-size-asian="14pt" style:font-name-complex="Liberation Serif" style:font-size-complex="14pt"/>
    </style:style>
    <style:style style:name="T16" style:family="text">
      <style:text-properties fo:font-size="14pt" fo:font-style="normal" style:font-name-asian="Liberation Serif" style:font-size-asian="14pt" style:font-style-asian="normal" style:font-name-complex="Liberation Serif" style:font-size-complex="14pt" style:font-style-complex="normal"/>
    </style:style>
    <style:style style:name="T17" style:family="text">
      <style:text-properties officeooo:rsid="0056240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Objectif </text:span>: <text:span text:style-name="T10">Savoir multiplier deux nombres relatifs.</text:span></text:p>
      <text:p text:style-name="P3"><text:span text:style-name="T8"/></text:p>
      <text:p text:style-name="P3"><text:span text:style-name="T8">Cours</text:span></text:p>
      <text:p text:style-name="P4">On cherche à multiplier deux nombres relatifs <text:span text:style-name="T11">a</text:span> et <text:span text:style-name="T11">b</text:span> : <text:span text:style-name="T11">a</text:span> × <text:span text:style-name="T11">b</text:span></text:p>
      <text:list xml:id="list3010743088" text:style-name="L2">
        <text:list-item>
          <text:p text:style-name="P10"><text:span text:style-name="T13">Signe du résultat</text:span></text:p>
          <text:list>
            <text:list-item>
              <text:p text:style-name="P10"><text:span text:style-name="T14">Si les deux nombres ont le même signe, c’est à dire s’ils sont tous les deux positifs ou tous les deux négatifs, alors le résultat est </text:span><text:span text:style-name="T13">positif</text:span><text:span text:style-name="T14">.</text:span></text:p>
            </text:list-item>
            <text:list-item>
              <text:p text:style-name="P10"><text:span text:style-name="T14">Si les deux nombres n’ont pas le même signe, c’est à dire s’il y en a un positif et l’autre négatif, alors le résultat est </text:span><text:span text:style-name="T13">négatif</text:span><text:span text:style-name="T14">.</text:span></text:p>
            </text:list-item>
          </text:list>
        </text:list-item>
      </text:list>
      <text:p text:style-name="P11"><text:span text:style-name="T15"/></text:p>
      <text:list xml:id="list223629480348758" text:continue-numbering="true" text:style-name="L2">
        <text:list-item>
          <text:p text:style-name="P13"><text:span text:style-name="T12">Distance à zéro du résultat</text:span></text:p>
          <text:p text:style-name="P12"><text:span text:style-name="T15">On multiplie les distances à zéro de chaque facteur.</text:span></text:p>
        </text:list-item>
      </text:list>
      <text:p text:style-name="P11"><text:span text:style-name="T15"/></text:p>
      <text:p text:style-name="P14"><text:span text:style-name="T15">Exemple</text:span></text:p>
      <text:list xml:id="list1576716321" text:style-name="L3">
        <text:list-item>
          <text:p text:style-name="P5">(-3) × 2 <text:span text:style-name="T17">= ?</text:span></text:p>
          <text:p text:style-name="P5">On multiplie un nombre négatif (-3) avec un nombre positif (2), le résultat sera donc négatif.</text:p>
          <text:p text:style-name="P5">Le produit des distances à zéro donne : 3 × 2 = 6</text:p>
          <text:p text:style-name="P5">On obtient donc : (-3) × 2 = (-6)</text:p>
        </text:list-item>
        <text:list-item>
          <text:p text:style-name="P6">(-3) × (-2) <text:span text:style-name="T17">= ?</text:span></text:p>
          <text:p text:style-name="P5">On multiplie deux nombres négatifs (-3) et (-2), le résultat sera donc positif.</text:p>
          <text:p text:style-name="P5">Le produit des distances à zéro donne : 3 × 2 = 6</text:p>
          <text:p text:style-name="P5">On obtient donc : (-3) × (-2) = 6</text:p>
        </text:list-item>
      </text:list>
      <text:p text:style-name="P7"/>
      <text:p text:style-name="P9">Multiplication par (-1)</text:p>
      <text:p text:style-name="P8">Lorsqu’on multiplie un nombre par (-1), on obtient son opposé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currency-style style:name="N12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7P0"/>
    </number:currency-style>
    <number:date-style style:name="N12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date-style style:name="N121">
      <number:month number:calendar="jewish" number:style="long" number:textual="true"/>
      <number:text> </number:text>
      <number:day number:calendar="jewish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 number:calendar="jewish"/>
      <number:text> </number:text>
      <number:month number:calendar="jewish" number:style="long" number:textual="true"/>
    </number:date-style>
    <number:currency-style style:name="N11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date-style style:name="N116">
      <number:month number:calendar="jewish" number:style="long" number:textual="true"/>
    </number:date-style>
    <number:date-style style:name="N11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month number:calendar="jewish" number:style="long" number:textual="true"/>
      <number:text> </number:text>
      <number:year number:calendar="jewish" number:style="long"/>
    </number:date-style>
    <number:currency-style style:name="N112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08P0" style:volatile="true">
      <number:number number:decimal-places="2" number:min-decimal-places="2" number:min-integer-digits="1" number:grouping="true"/>
      <number:text> </number:text>
    </number:number-style>
    <number:number-style style:name="N10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8P0"/>
    </number:number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4a4aaf"/>
    </style:style>
    <style:style style:name="MT5" style:family="text">
      <style:text-properties officeooo:rsid="004acdd7"/>
    </style:style>
    <style:style style:name="MT6" style:family="text">
      <style:text-properties officeooo:rsid="0052df5b"/>
    </style:style>
    <style:style style:name="MT7" style:family="text">
      <style:text-properties officeooo:rsid="0052659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3</text:span> – <text:span text:style-name="MT5">Multiplication et division de </text:span><text:span text:style-name="MT6">nombres</text:span><text:span text:style-name="MT5"> r</text:span><text:span text:style-name="MT4">elatifs</text:span><text:tab/><text:span text:style-name="MT3">Séance </text:span><text:span text:style-name="MT7">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02T22:36:27.293475556</dc:date>
    <meta:editing-duration>PT19H26M15S</meta:editing-duration>
    <meta:editing-cycles>44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213" meta:character-count="1027" meta:non-whitespace-character-count="846"/>
  </office:meta>
</office:document-meta>
</file>